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5.5625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0.9895833333333334in"/>
    </style:style>
    <style:style style:name="co4" style:family="table-column">
      <style:table-column-properties fo:break-before="auto" style:column-width="1.1979166666666667in"/>
    </style:style>
    <style:style style:name="co5" style:family="table-column">
      <style:table-column-properties fo:break-before="auto" style:column-width="1.4791666666666667in"/>
    </style:style>
    <style:style style:name="co6" style:family="table-column">
      <style:table-column-properties fo:break-before="auto" style:column-width="1.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2812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2604166666666667in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ce25" style:family="table-cell" style:parent-style-name="Default" style:data-style-name="N177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9" style:family="table-cell" style:parent-style-name="Default" style:data-style-name="N0">
      <style:table-cell-properties style:vertical-align="middle" fo:background-color="#99CC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  <style:style style:name="ce33" style:family="table-cell" style:parent-style-name="Default" style:data-style-name="N0">
      <style:table-cell-properties style:vertical-align="middle" fo:background-color="#CC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4" style:family="table-cell" style:parent-style-name="Default" style:data-style-name="N0">
      <style:table-cell-properties style:vertical-align="middle" fo:background-color="#CC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Prioridade</text:p>
          </table:table-cell>
          <table:table-cell table:style-name="ce22" office:value-type="string">
            <text:p>Iteração</text:p>
          </table:table-cell>
          <table:table-cell table:style-name="ce22" office:value-type="string">
            <text:p>Responsável</text:p>
          </table:table-cell>
          <table:table-cell table:style-name="ce21" office:value-type="string">
            <text:p>Data Limite</text:p>
          </table:table-cell>
          <table:table-cell table:style-name="ce22" office:value-type="string">
            <text:p>Entregue?</text:p>
          </table:table-cell>
        </table:table-row>
        <table:table-row table:style-name="ro3">
          <table:table-cell table:style-name="ce23" office:value-type="string">
            <text:p>Documento do Plano de Projet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3" office:value-type="string">
            <text:p>Documento do Plano de Iteraçã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6" office:value-type="string">
            <text:p>Documento de Requisito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6" office:value-type="string">
            <text:p>Casos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Casos de Uso - Usua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Diagrama de Atividade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6" office:value-type="string">
            <text:p>Diagrama de Sequencia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54">
            <text:p>15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Diagrama de Caso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- Usua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4">
          <table:table-cell table:style-name="ce28" office:value-type="string">
            <text:p>1ª Interação</text:p>
          </table:table-cell>
          <table:table-cell table:number-columns-repeated="4" table:style-name="ce29"/>
          <table:table-cell table:style-name="ce30"/>
        </table:table-row>
        <table:table-row table:style-name="ro3">
          <table:table-cell table:style-name="ce23" office:value-type="string">
            <text:p>Implementação do requisito – R/F01 – Manter um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2 – Manter Cômod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3 – Associar Cômodo 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4 – Manter Aparelhos Domestic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5 – Associar Aparelho a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6 – Ligar e Desligar Aparelho Domestic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7 – Agendamento de Aparelho Domestico</text:p>
          </table:table-cell>
          <table:table-cell table:style-name="ce31" office:value-type="string">
            <text:p>Med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5">
          <table:table-cell table:style-name="ce23" office:value-type="string">
            <text:p>Implementação do requisito – R/F08 – Relátorio de Aparelhos Domesticos Ligados e Desligados</text:p>
          </table:table-cell>
          <table:table-cell table:style-name="ce31" office:value-type="string">
            <text:p>Med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6" office:value-type="string">
            <text:p>Implementação do requisito – R/F26 – Usuári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3">
          <table:table-cell table:style-name="ce26" office:value-type="string">
            <text:p>Implementação do requisito – R/F27 – Log de Uso do Sistema</text:p>
          </table:table-cell>
          <table:table-cell table:style-name="ce32" office:value-type="string">
            <text:p>Baix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6">
          <table:table-cell table:style-name="ce26" office:value-type="string">
            <text:p>Implementação do requisito – R/F09 – Manter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 office:value-type="string">
            <text:p>Sim</text:p>
          </table:table-cell>
        </table:table-row>
        <table:table-row table:style-name="ro6">
          <table:table-cell table:style-name="ce26" office:value-type="string">
            <text:p>Implementação do requisito – R/F10 – Associar Lampada Elétrica a Cômodo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 office:value-type="string">
            <text:p>Sim</text:p>
          </table:table-cell>
        </table:table-row>
        <table:table-row table:style-name="ro6">
          <table:table-cell table:style-name="ce26" office:value-type="string">
            <text:p>Implementação do requisito – R/F11 – Controle da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 office:value-type="string">
            <text:p>Sim</text:p>
          </table:table-cell>
        </table:table-row>
        <table:table-row table:style-name="ro6">
          <table:table-cell table:style-name="ce26" office:value-type="string">
            <text:p>Implementação do requisito – R/F12 – Agendamento da Lampada Elétrica</text:p>
          </table:table-cell>
          <table:table-cell table:style-name="ce31" office:value-type="string">
            <text:p>Medi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/>
        </table:table-row>
        <table:table-row table:style-name="ro6">
          <table:table-cell table:style-name="ce26" office:value-type="string">
            <text:p>Implementação do requisito – R/F28 – Persistencia de dados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7" office:value-type="string">
            <text:p>Sim</text:p>
          </table:table-cell>
        </table:table-row>
        <table:table-row table:style-name="ro4">
          <table:table-cell table:style-name="ce33" office:value-type="string">
            <text:p>2ª Interação</text:p>
          </table:table-cell>
          <table:table-cell table:number-columns-repeated="5" table:style-name="ce34"/>
        </table:table-row>
        <table:table-row table:style-name="ro3">
          <table:table-cell table:style-name="ce26" office:value-type="string">
            <text:p>Implementação do requisito – R/F13 – Manter Portas e Janel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4 – Associar Porta e Janela a Um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5 – Travar e Destravar Porta e Janela 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6 – Agendamento da Tranca de Portas e Janel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7 – Relatório de Portas e Janelas Travad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8 – Abrir e/ou Fechar Janelas ou Port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9 – Agendamento de Portas e Janel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0 – Relatório de Portas e Janelas Fechad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1 – Usuários Limitado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5 – Modo de Segurança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1 – Relatório de Consumo de Energia</text:p>
          </table:table-cell>
          <table:table-cell table:style-name="ce32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2 – Relatório de Durabilidade</text:p>
          </table:table-cell>
          <table:table-cell table:style-name="ce32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3 – Modo Econômico de Energia</text:p>
          </table:table-cell>
          <table:table-cell table:style-name="ce32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4 – Alerta de Mal Funcionamento</text:p>
          </table:table-cell>
          <table:table-cell table:style-name="ce24" office:value-type="string">
            <text:p>Alt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2 – Envio de Mensagens</text:p>
          </table:table-cell>
          <table:table-cell table:style-name="ce24" office:value-type="string">
            <text:p>Alta</text:p>
          </table:table-cell>
          <table:table-cell table:style-name="ce26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day number:style="long"/>
      <number:text>/</number:text>
      <number:month number:style="long"/>
      <number:text>/</number:text>
      <number:year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lanilha1" style:display-name="PageStyle_Planilh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